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7bd" officeooo:paragraph-rsid="000937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*************************************************************************************************</text:p>
      <text:p text:style-name="P1">PROGRAM : Blood_Alcochol_Concentration_Chart_creator.cpp</text:p>
      <text:p text:style-name="P1">PURPOSE : This program will create a nice BAC [Blood Alcohol Concentration] Chart for both Male and Female persons, which is</text:p>
      <text:p text:style-name="P1"><text:s text:c="10"/>strongly correlated with driving impairment. For this reason, the program will take two integer values, [one for</text:p>
      <text:p text:style-name="P1"><text:s text:c="10"/>getting the weight of the user, another for having the time(in minutes) since the user had his/her last drink], and a character</text:p>
      <text:p text:style-name="P1"><text:s text:c="10"/>value [for getting the information, whether the user is 'M' for male or 'F' for female.] as inputs. After giving all these</text:p>
      <text:p text:style-name="P1"><text:s text:c="10"/>information properly as inputs, the program will show a whole detailed BAC chart [for that particular inputs.] <text:s/>as an output.</text:p>
      <text:p text:style-name="P1">Coder : <text:s text:c="2"/>Mosfiqur Rahman (mr986@drexel.edu)</text:p>
      <text:p text:style-name="P1">Last Modified : 16th Febrruary, 2016.</text:p>
      <text:p text:style-name="P1">***************************************************************************************************/</text:p>
      <text:p text:style-name="P1"/>
      <text:p text:style-name="P1">#include &lt;iostream&gt; // for <text:s/>having input and output</text:p>
      <text:p text:style-name="P1">#include&lt;iomanip&gt; <text:s/>// <text:s/>for formatting otput</text:p>
      <text:p text:style-name="P1"/>
      <text:p text:style-name="P1">using namespace std; // //for using standard library namespace</text:p>
      <text:p text:style-name="P1"/>
      <text:p text:style-name="P1">void computeBloodAlcoholConcentration(int numDrinks, int weight, int duration, double &amp;maleBAC, double &amp;femaleBAC);</text:p>
      <text:p text:style-name="P1">// prototyping function computeBloodAlcoholConcentration, which will compute the value of BAC for both males and females</text:p>
      <text:p text:style-name="P1">// under certain number of drinks, weight, and duration.</text:p>
      <text:p text:style-name="P1">string impairment(double bac);</text:p>
      <text:p text:style-name="P1">// prototyping function impairment, which return different driving impairments in strings under different values of BAC.</text:p>
      <text:p text:style-name="P1">int promptForInteger(string const &amp;message, int lower, int upper);</text:p>
      <text:p text:style-name="P1">// prototyping function promptForInteger, which is used to prompt a directed message, and to get the weight, and</text:p>
      <text:p text:style-name="P1">// the time[since the user had his/her last drink] as inputs</text:p>
      <text:p text:style-name="P1">char promptForMorF(string const &amp;message);</text:p>
      <text:p text:style-name="P1">// prototyping function promptForMorF, which is used to prompt a directed message, and to get the gender[M or F] of the user.</text:p>
      <text:p text:style-name="P1">void showImpairmentChart(int weight, int duration, bool isMale);</text:p>
      <text:p text:style-name="P1">// prototyping function showImpairmentChart, which will generate the final output[i.e. the entire BAC chart] calling the</text:p>
      <text:p text:style-name="P1">//computeBloodAlcoholConcentration(int numDrinks, int weight, int duration, double &amp;maleBAC, double &amp;femaleBAC)</text:p>
      <text:p text:style-name="P1">// and impairment(double bac) function in it</text:p>
      <text:p text:style-name="P1"/>
      <text:p text:style-name="P1"><text:s/>const double safe = 0.00;</text:p>
      <text:p text:style-name="P1"><text:s/>// declearing, and initializing a global constant double variable safe</text:p>
      <text:p text:style-name="P1"><text:s/>const double someImpairment = 0.04;</text:p>
      <text:p text:style-name="P1"><text:soft-page-break/><text:s text:c="2"/>// declearing, and initializing a global constant double variable someImpairment</text:p>
      <text:p text:style-name="P1"><text:s/>const double significantAffected = 0.08;</text:p>
      <text:p text:style-name="P1"><text:s/>// declearing, and initializing a global constant double variable significantAffected</text:p>
      <text:p text:style-name="P1"><text:s/>const double someCriminalPenalties = 0.10;</text:p>
      <text:p text:style-name="P1"><text:s/>// declearing, and initializing a global constant double variable someCriminalPenalties</text:p>
      <text:p text:style-name="P1"><text:s/>const double deathPossible = 0.30;</text:p>
      <text:p text:style-name="P1"><text:s/>// declearing, and initializing a global constant double variable deathPossible</text:p>
      <text:p text:style-name="P1"><text:s/>const string SAFE = "Safe To Drive";</text:p>
      <text:p text:style-name="P1"><text:s/>// declearing, and initializing a global constant string variable SAFE</text:p>
      <text:p text:style-name="P1"><text:s/>const string SOMEIMPAIR = "Some Impairment";</text:p>
      <text:p text:style-name="P1"><text:s/>// declearing, and initializing a global constant string variable SOMEIMPAIR</text:p>
      <text:p text:style-name="P1"><text:s/>const string SIGNIFICANT = "Driving Skills Significantly Affected";</text:p>
      <text:p text:style-name="P1"><text:s/>// declearing, and initializing a global constant string variable SIGNIFICANT</text:p>
      <text:p text:style-name="P1"><text:s/>const string MOST_STATES = "Criminal Penalties in Most US States";</text:p>
      <text:p text:style-name="P1"><text:s/>// declearing, and initializing a global constant string variable MOST_STATES</text:p>
      <text:p text:style-name="P1"><text:s/>const string ALL_STATES = "Legally Intoxicated - Criminal Penalties in All US States";</text:p>
      <text:p text:style-name="P1"><text:s/>// declearing, and initializing a global constant string variable ALL_STATES</text:p>
      <text:p text:style-name="P1"><text:s/>const string YOURE_DEAD = "Death is Possible!";</text:p>
      <text:p text:style-name="P1"><text:s/>// declearing, and initializing a global constant string variable YOURE_DEAD</text:p>
      <text:p text:style-name="P1"/>
      <text:p text:style-name="P1"/>
      <text:p text:style-name="P1">//The following function is the main function</text:p>
      <text:p text:style-name="P1">int main()</text:p>
      <text:p text:style-name="P1">{</text:p>
      <text:p text:style-name="P1"><text:s text:c="4"/>long victim_weight, drink_duration;</text:p>
      <text:p text:style-name="P1"><text:s text:c="4"/>// declearing two long integer variable to store the value of the time [since the user had his/her last drink]</text:p>
      <text:p text:style-name="P1"><text:s text:c="4"/>// and the weight of the user</text:p>
      <text:p text:style-name="P1"><text:s text:c="4"/>char gender;</text:p>
      <text:p text:style-name="P1"><text:s text:c="4"/>// declearing a character variable to store the gender of the user as either 'M' for males, and 'F' for females</text:p>
      <text:p text:style-name="P1"><text:s text:c="4"/>bool isMale;</text:p>
      <text:p text:style-name="P1"><text:s text:c="4"/>// declearing a bool variable, which will store particular value based on the gender of the user</text:p>
      <text:p text:style-name="P1"><text:s text:c="4"/>cout &lt;&lt; "Welcome to BAC [Blood Alcohol Concentration] Chart creator!" &lt;&lt; endl &lt;&lt; endl;</text:p>
      <text:p text:style-name="P1"><text:s text:c="4"/>// Optional, irtoductory texts</text:p>
      <text:p text:style-name="P1"/>
      <text:p text:style-name="P1"><text:s text:c="4"/>victim_weight <text:s/>= promptForInteger("Please, enter your weight [in pounds]: ", 0, 1000000);</text:p>
      <text:p text:style-name="P1"><text:s text:c="4"/>// Calling the promptForInteger function, passing the reference message, and the value for the variable lower and upper</text:p>
      <text:p text:style-name="P1"><text:s text:c="4"/>// Storing the value in the variable victim_weight, which is calculated by the promptForInteger function with the passed value</text:p>
      <text:p text:style-name="P1"/>
      <text:p text:style-name="P1"><text:s text:c="4"/>drink_duration = promptForInteger("Great! Now, please, enter the time [in minutes] since you last drink: ", 0, 1000000000);</text:p>
      <text:p text:style-name="P1"><text:s text:c="4"/>// Calling the promptForInteger function, passing the reference message, and the value for the variable lower and upper</text:p>
      <text:p text:style-name="P1"><text:s text:c="4"/>// Storing the value in the variable drink_duration, which is calculated by the promptForInteger function with the passed value</text:p>
      <text:p text:style-name="P1"/>
      <text:p text:style-name="P1"><text:soft-page-break/><text:s text:c="4"/>gender = promptForMorF("At last, please tell me your gender [as 'M' or 'F']: ");</text:p>
      <text:p text:style-name="P1"><text:s text:c="4"/>// Calling the promptForMorF function, passing the reference message</text:p>
      <text:p text:style-name="P1"><text:s text:c="4"/>// Storing the value in the variable gender, which is calculated by the promptForInteger function with the passed value</text:p>
      <text:p text:style-name="P1"/>
      <text:p text:style-name="P1"><text:s text:c="4"/>if(gender == 'M')</text:p>
      <text:p text:style-name="P1"><text:s text:c="4"/>// Checking whether the value of the variable gender is 'M' or not</text:p>
      <text:p text:style-name="P1"><text:s text:c="4"/>//If it's so then continues, or moves to other conditional statement.</text:p>
      <text:p text:style-name="P1"><text:s text:c="4"/>{</text:p>
      <text:p text:style-name="P1"><text:s text:c="4"/>isMale = 1;</text:p>
      <text:p text:style-name="P1"><text:s text:c="4"/>// Initializing the value for the bool varible isMale</text:p>
      <text:p text:style-name="P1"><text:s text:c="4"/>}</text:p>
      <text:p text:style-name="P1"><text:s text:c="4"/>else</text:p>
      <text:p text:style-name="P1"><text:s text:c="4"/>// If the previous 'if' statement fails, then the program runs through this statement.</text:p>
      <text:p text:style-name="P1"><text:s text:c="4"/>{</text:p>
      <text:p text:style-name="P1"><text:s text:c="4"/>isMale = 0;</text:p>
      <text:p text:style-name="P1"><text:s text:c="4"/>// Initializing the value for the bool varible isMale</text:p>
      <text:p text:style-name="P1"><text:s text:c="4"/>}</text:p>
      <text:p text:style-name="P1"/>
      <text:p text:style-name="P1"><text:s text:c="4"/>showImpairmentChart(victim_weight, drink_duration, isMale);</text:p>
      <text:p text:style-name="P1"><text:s text:c="4"/>// Calling the showImpairmentChart function, and passing the value of weight, duration, and isMale</text:p>
      <text:p text:style-name="P1"><text:s text:c="4"/>// through the variables victim_weight, drink_duration, isMale respectively</text:p>
      <text:p text:style-name="P1"><text:s text:c="4"/>return 0;</text:p>
      <text:p text:style-name="P1">}</text:p>
      <text:p text:style-name="P1"/>
      <text:p text:style-name="P1"/>
      <text:p text:style-name="P1">/***</text:p>
      <text:p text:style-name="P1"><text:s text:c="20"/>The following function will compute the BAC [Blood Alcohol Concentration] for both males, and females.</text:p>
      <text:p text:style-name="P1">@param numdrinks <text:s/>- Number of drinks taken by the user.</text:p>
      <text:p text:style-name="P1">@param weight <text:s text:c="4"/>- Weight [in pounds] of the user</text:p>
      <text:p text:style-name="P1">@param duration <text:s text:c="2"/>- Time [in minutes] since the user had his/her last drink</text:p>
      <text:p text:style-name="P1">@param &amp;maleBAC <text:s text:c="2"/>- The value of BAC [Blood Alcohol Concentration] of a male person</text:p>
      <text:p text:style-name="P1">@param &amp;femaleBAC - The value of BAC [Blood Alcohol Concentration] of a female person</text:p>
      <text:p text:style-name="P1"/>
      <text:p text:style-name="P1">***/</text:p>
      <text:p text:style-name="P1"/>
      <text:p text:style-name="P1"/>
      <text:p text:style-name="P1">void computeBloodAlcoholConcentration(int numDrinks, int weight, int duration, double &amp;maleBAC, double &amp;femaleBAC)</text:p>
      <text:p text:style-name="P1">// Defining the computeBloodAlcoholConcentration function, which will compute the value of BAC for both males and females</text:p>
      <text:p text:style-name="P1">{</text:p>
      <text:p text:style-name="P1"><text:s text:c="4"/>const double MALE_CONSTANT = 3.8;</text:p>
      <text:p text:style-name="P1"><text:s text:c="4"/>//Declearing and initializing a constant double variable for MALE_CONSTANT</text:p>
      <text:p text:style-name="P1"><text:s text:c="4"/>const double FEMALE_CONSTANT = 4.5;</text:p>
      <text:p text:style-name="P1"><text:s text:c="4"/>//Declearing and initializing a constant double variable for FEMALE_CONSTANT</text:p>
      <text:p text:style-name="P1"/>
      <text:p text:style-name="P1"><text:s text:c="8"/>maleBAC = MALE_CONSTANT * numDrinks / weight - ( .01 / 40 ) * duration;</text:p>
      <text:p text:style-name="P1"><text:soft-page-break/><text:s text:c="8"/>// Calculating the BAC for a male person through the following algorithm</text:p>
      <text:p text:style-name="P1"><text:s text:c="8"/>// Step: 1- First multiplying the value of MALE_CONSTANT with the value of [number of drinks / the weight of the user]</text:p>
      <text:p text:style-name="P1"><text:s text:c="8"/>// Step: 2- Then subtracting the value of [( .01 / 40 ) * duration since the user had his last drink]</text:p>
      <text:p text:style-name="P1"><text:s text:c="8"/>// <text:s text:c="9"/>from the previous value to get the final value</text:p>
      <text:p text:style-name="P1"/>
      <text:p text:style-name="P1"><text:s text:c="8"/>if(maleBAC &lt; 0)</text:p>
      <text:p text:style-name="P1"><text:s text:c="8"/>// Checking whether the final value of maleBAC is less than 0 or not</text:p>
      <text:p text:style-name="P1"><text:s text:c="8"/>//If it's so then continues, or moves to other conditional statement.</text:p>
      <text:p text:style-name="P1"><text:s text:c="8"/>{</text:p>
      <text:p text:style-name="P1"><text:s text:c="12"/>maleBAC = 0;</text:p>
      <text:p text:style-name="P1"><text:s text:c="12"/>// Initializing the value of maleBAC to 0</text:p>
      <text:p text:style-name="P1"><text:s text:c="8"/>}</text:p>
      <text:p text:style-name="P1"/>
      <text:p text:style-name="P1"><text:s text:c="8"/>femaleBAC <text:s/>= FEMALE_CONSTANT * numDrinks/ weight - (.01 / 40) * duration;</text:p>
      <text:p text:style-name="P1"><text:s text:c="8"/>// Calculating the BAC for a female person through the following algorithm</text:p>
      <text:p text:style-name="P1"><text:s text:c="8"/>// Step: 1- First multiplying the value of FEMALE_CONSTANT with the value of [number of drinks / the weight of the user]</text:p>
      <text:p text:style-name="P1"><text:s text:c="8"/>// Step: 2- Then subtracting the value of [( .01 / 40 ) * duration since the user had his last drink]</text:p>
      <text:p text:style-name="P1"><text:s text:c="8"/>// <text:s text:c="9"/>from the previous value to get the final value</text:p>
      <text:p text:style-name="P1"/>
      <text:p text:style-name="P1"><text:s text:c="8"/>if(femaleBAC &lt; 0)</text:p>
      <text:p text:style-name="P1"><text:s text:c="8"/>// Checking whether the final value of femaleBAC is less than 0 or not</text:p>
      <text:p text:style-name="P1"><text:s text:c="8"/>//If it's so then continues, or moves to other conditional statement.</text:p>
      <text:p text:style-name="P1"><text:s text:c="8"/>{</text:p>
      <text:p text:style-name="P1"><text:s text:c="12"/>femaleBAC = 0;</text:p>
      <text:p text:style-name="P1"><text:s text:c="12"/>// Initializing the value of femaleBAC to 0</text:p>
      <text:p text:style-name="P1"><text:s text:c="8"/>}</text:p>
      <text:p text:style-name="P1"/>
      <text:p text:style-name="P1">}</text:p>
      <text:p text:style-name="P1"/>
      <text:p text:style-name="P1"/>
      <text:p text:style-name="P1">/***</text:p>
      <text:p text:style-name="P1"><text:s text:c="32"/>The following function will return different driving impairments in strings under different values of BAC.</text:p>
      <text:p text:style-name="P1">@param <text:s/>bac <text:s text:c="18"/>- The value of BAC [Blood Alcohol Concentration] of the user</text:p>
      <text:p text:style-name="P1">@return bac_condition_brief <text:s text:c="2"/>- Driving Impairments in a string under the certain value of BAC of the user</text:p>
      <text:p text:style-name="P1"/>
      <text:p text:style-name="P1">***/</text:p>
      <text:p text:style-name="P1"/>
      <text:p text:style-name="P1"/>
      <text:p text:style-name="P1">string impairment(double bac)</text:p>
      <text:p text:style-name="P1">// Defining the impairment function, which will return different driving impairments in strings under different values of BAC</text:p>
      <text:p text:style-name="P1">{</text:p>
      <text:p text:style-name="P1"><text:s text:c="4"/>string bac_condition_brief;</text:p>
      <text:p text:style-name="P1"><text:s text:c="4"/>// Declearing a string variable bac_condition_brief to store the Driving Impairments</text:p>
      <text:p text:style-name="P1"/>
      <text:p text:style-name="P1"><text:soft-page-break/><text:s text:c="4"/>if(bac == safe)</text:p>
      <text:p text:style-name="P1"><text:s text:c="4"/>// Checking whether the value of bac is equal to the value of the global constant safe</text:p>
      <text:p text:style-name="P1"><text:s text:c="4"/>//If it's so then continues, or moves to other conditional statement.</text:p>
      <text:p text:style-name="P1"><text:s text:c="4"/>{</text:p>
      <text:p text:style-name="P1"><text:s text:c="8"/>bac_condition_brief = SAFE;</text:p>
      <text:p text:style-name="P1"><text:s text:c="8"/>//Initializing the value of bac_condition_brief according to the value of the global constant SAFE</text:p>
      <text:p text:style-name="P1"><text:s text:c="4"/>}</text:p>
      <text:p text:style-name="P1"><text:s text:c="4"/>else if(bac &gt; safe &amp;&amp; bac &lt; someImpairment)</text:p>
      <text:p text:style-name="P1"><text:s text:c="4"/>// Checking whether the value of bac is greater than the value of the global constant safe</text:p>
      <text:p text:style-name="P1"><text:s text:c="4"/>//and less than the value of the global constant someImpairment</text:p>
      <text:p text:style-name="P1"><text:s text:c="4"/>//If it's so then continues, or moves to other conditional statement.</text:p>
      <text:p text:style-name="P1"><text:s text:c="4"/>{</text:p>
      <text:p text:style-name="P1"><text:s text:c="8"/>bac_condition_brief = SOMEIMPAIR;</text:p>
      <text:p text:style-name="P1"><text:s text:c="8"/>//Initializing the value of bac_condition_brief according to the value of the global constant SOMEIMPAIR</text:p>
      <text:p text:style-name="P1"><text:s text:c="4"/>}</text:p>
      <text:p text:style-name="P1"><text:s text:c="4"/>else if(bac &gt;= someImpairment &amp;&amp; bac &lt; significantAffected )</text:p>
      <text:p text:style-name="P1"><text:s text:c="4"/>// Checking whether the value of bac is greater than or equal to the value of the global constant someImpairment</text:p>
      <text:p text:style-name="P1"><text:s text:c="4"/>//and less than the value of the global constant significantAffected</text:p>
      <text:p text:style-name="P1"><text:s text:c="4"/>//If it's so then continues, or moves to other conditional statement.</text:p>
      <text:p text:style-name="P1"><text:s text:c="4"/>{</text:p>
      <text:p text:style-name="P1"><text:s text:c="8"/>bac_condition_brief = SIGNIFICANT;</text:p>
      <text:p text:style-name="P1"><text:s text:c="8"/>//Initializing the value of bac_condition_brief according to the value of the global constant SIGNIFICANT</text:p>
      <text:p text:style-name="P1"><text:s text:c="4"/>}</text:p>
      <text:p text:style-name="P1"><text:s text:c="4"/>else if(bac &gt;= significantAffected &amp;&amp; bac &lt; someCriminalPenalties)</text:p>
      <text:p text:style-name="P1"><text:s text:c="4"/>// Checking whether the value of bac is greater than or equal to the value of the global constant significantAffected</text:p>
      <text:p text:style-name="P1"><text:s text:c="4"/>//and less than the value of the global constant someCriminalPenalties</text:p>
      <text:p text:style-name="P1"><text:s text:c="4"/>//If it's so then continues, or moves to other conditional statement.</text:p>
      <text:p text:style-name="P1"><text:s text:c="4"/>{</text:p>
      <text:p text:style-name="P1"><text:s text:c="8"/>bac_condition_brief = MOST_STATES;</text:p>
      <text:p text:style-name="P1"><text:s text:c="8"/>//Initializing the value of bac_condition_brief according to the value of the global constant MOST_STATES</text:p>
      <text:p text:style-name="P1"><text:s text:c="4"/>}</text:p>
      <text:p text:style-name="P1"><text:s text:c="4"/>else if(bac &gt; deathPossible)</text:p>
      <text:p text:style-name="P1"><text:s text:c="4"/>// Checking whether the value of bac is greater than the value of the global constant deathPossible</text:p>
      <text:p text:style-name="P1"><text:s text:c="4"/>//If it's so then continues, or moves to other conditional statement.</text:p>
      <text:p text:style-name="P1"><text:s text:c="4"/>{</text:p>
      <text:p text:style-name="P1"><text:s text:c="8"/>bac_condition_brief = YOURE_DEAD ;</text:p>
      <text:p text:style-name="P1"><text:s text:c="8"/>//Initializing the value of bac_condition_brief according to the value of the global constant YOURE_DEAD</text:p>
      <text:p text:style-name="P1"><text:s text:c="4"/>}</text:p>
      <text:p text:style-name="P1"><text:s text:c="4"/>else</text:p>
      <text:p text:style-name="P1"><text:s text:c="4"/>// If the previous 'if' and 'else if' statements fail, then the program run through this statement.</text:p>
      <text:p text:style-name="P1"><text:s text:c="4"/>{</text:p>
      <text:p text:style-name="P1"><text:s text:c="8"/>bac_condition_brief = ALL_STATES;</text:p>
      <text:p text:style-name="P1"><text:s text:c="8"/>//Initializing the value of bac_condition_brief according to the value of the global constant <text:soft-page-break/>ALL_STATES</text:p>
      <text:p text:style-name="P1"><text:s text:c="4"/>}</text:p>
      <text:p text:style-name="P1"><text:s text:c="4"/>return bac_condition_brief;</text:p>
      <text:p text:style-name="P1"><text:s text:c="4"/>// returns the value of the variable bac_condition_brief</text:p>
      <text:p text:style-name="P1">}</text:p>
      <text:p text:style-name="P1"/>
      <text:p text:style-name="P1"/>
      <text:p text:style-name="P1">/***</text:p>
      <text:p text:style-name="P1"><text:s text:c="19"/>The following function will be used to prompt a passed message, and to get the weight and the time[since the user had his/her last drink] as inputs</text:p>
      <text:p text:style-name="P1">@param <text:s/>&amp;message - Message to be prompted</text:p>
      <text:p text:style-name="P1">@param <text:s/>lower <text:s text:c="3"/>- Lower limit of the integer input</text:p>
      <text:p text:style-name="P1">@param <text:s/>upper <text:s text:c="3"/>- Upper Limit of the integer input</text:p>
      <text:p text:style-name="P1">@return integer <text:s/>- The final value of the given input as an integer</text:p>
      <text:p text:style-name="P1"/>
      <text:p text:style-name="P1">***/</text:p>
      <text:p text:style-name="P1"/>
      <text:p text:style-name="P1"/>
      <text:p text:style-name="P1">int promptForInteger(string const &amp;message, int lower, int upper)</text:p>
      <text:p text:style-name="P1">// Defining the promptForInteger function, which will be used to prompt a passed message, and to get the gender['M' for male or 'F' for female] of the user</text:p>
      <text:p text:style-name="P1">{</text:p>
      <text:p text:style-name="P1"><text:s text:c="4"/>int integer;</text:p>
      <text:p text:style-name="P1"><text:s text:c="4"/>// Declearing a integer type variable to store the integer input from the user</text:p>
      <text:p text:style-name="P1"/>
      <text:p text:style-name="P1"><text:s text:c="4"/>do</text:p>
      <text:p text:style-name="P1"><text:s text:c="4"/>// A do-while loop to ask the user for a valid integer input</text:p>
      <text:p text:style-name="P1"><text:s text:c="4"/>// The loop will run repeatedly untill it gets a perfect input</text:p>
      <text:p text:style-name="P1"><text:s text:c="8"/>{</text:p>
      <text:p text:style-name="P1"><text:s text:c="12"/>cout &lt;&lt; message;</text:p>
      <text:p text:style-name="P1"><text:s text:c="12"/>// Showing the passed message as an output message</text:p>
      <text:p text:style-name="P1"><text:s text:c="12"/>cin &gt;&gt; integer;</text:p>
      <text:p text:style-name="P1"><text:s text:c="12"/>// For getting the input value for the variable integer from the user</text:p>
      <text:p text:style-name="P1"/>
      <text:p text:style-name="P1"><text:s text:c="12"/>if (integer &gt;= lower &amp;&amp; integer &lt;= upper)</text:p>
      <text:p text:style-name="P1"><text:s text:c="12"/>// Checking whether the value of the variable integer is greater than or equal to the passed value of the variable lower</text:p>
      <text:p text:style-name="P1"><text:s text:c="12"/>//and less than or equal to the passed value of the variable upper</text:p>
      <text:p text:style-name="P1"><text:s text:c="12"/>//If it's so then continues, or runs the loop again</text:p>
      <text:p text:style-name="P1"/>
      <text:p text:style-name="P1"><text:s text:c="12"/>return integer;</text:p>
      <text:p text:style-name="P1"><text:s text:c="12"/>// returns the final value of the variable integer</text:p>
      <text:p text:style-name="P1"/>
      <text:p text:style-name="P1"/>
      <text:p text:style-name="P1"><text:s text:c="8"/>} while (!(integer &gt;= lower &amp;&amp; integer &lt;= upper));// Conditon to run the loop again</text:p>
      <text:p text:style-name="P1"/>
      <text:p text:style-name="P1">}</text:p>
      <text:p text:style-name="P1"/>
      <text:p text:style-name="P1"/>
      <text:p text:style-name="P1"><text:soft-page-break/>/***</text:p>
      <text:p text:style-name="P1"><text:s text:c="12"/>The following function will be used prompt a passed message, and to get the gender['M' for male or 'F' for female] of the user.</text:p>
      <text:p text:style-name="P1">@param &amp;message - Message to be prompted</text:p>
      <text:p text:style-name="P1">@return gender <text:s/>- The final value of the user's gender [i.e. 'M' for male or 'F' for female]</text:p>
      <text:p text:style-name="P1"/>
      <text:p text:style-name="P1">***/</text:p>
      <text:p text:style-name="P1"/>
      <text:p text:style-name="P1"/>
      <text:p text:style-name="P1">char promptForMorF(string const &amp;message)</text:p>
      <text:p text:style-name="P1">// Defining the promptForMorF function, which will be used prompt a passed message,</text:p>
      <text:p text:style-name="P1">//and to get the gender['M' for male or 'F' for female] of the user.</text:p>
      <text:p text:style-name="P1">{</text:p>
      <text:p text:style-name="P1"><text:s text:c="4"/>char gender;</text:p>
      <text:p text:style-name="P1"><text:s text:c="4"/>// Declearing <text:s/>a character variable gender to store the information whether the user is</text:p>
      <text:p text:style-name="P1"><text:s text:c="4"/>// Male as 'M' or Female as 'F'</text:p>
      <text:p text:style-name="P1"/>
      <text:p text:style-name="P1"><text:s text:c="4"/>do</text:p>
      <text:p text:style-name="P1"><text:s text:c="4"/>// A do-while loop to ask the user for a valid character input</text:p>
      <text:p text:style-name="P1"><text:s text:c="4"/>// The loop will run repeatedly untill it gets a perfect input</text:p>
      <text:p text:style-name="P1"><text:s text:c="8"/>{</text:p>
      <text:p text:style-name="P1"><text:s text:c="12"/>cout &lt;&lt; message;</text:p>
      <text:p text:style-name="P1"><text:s text:c="12"/>// Showing the passed message as an output message</text:p>
      <text:p text:style-name="P1"><text:s text:c="12"/>cin &gt;&gt; gender;</text:p>
      <text:p text:style-name="P1"><text:s text:c="12"/>// For getting the input value for the variable gender from the user</text:p>
      <text:p text:style-name="P1"/>
      <text:p text:style-name="P1"><text:s text:c="12"/>if (gender == 'M')</text:p>
      <text:p text:style-name="P1"><text:s text:c="12"/>//Checking whether the value of the variable gender is equal to 'M' or not</text:p>
      <text:p text:style-name="P1"><text:s text:c="12"/>//If it's so then continues, or moves to other conditional statement.</text:p>
      <text:p text:style-name="P1"/>
      <text:p text:style-name="P1"><text:s text:c="12"/>return gender;</text:p>
      <text:p text:style-name="P1"><text:s text:c="12"/>// returns the value of the variable gender</text:p>
      <text:p text:style-name="P1"/>
      <text:p text:style-name="P1"><text:s text:c="12"/>else if (gender == 'F')</text:p>
      <text:p text:style-name="P1"><text:s text:c="12"/>//Checking whether the value of the variable gender is equal to 'F' or not</text:p>
      <text:p text:style-name="P1"><text:s text:c="12"/>//If both the previous 'if', and this 'else if' statement fails, then runs the loop again</text:p>
      <text:p text:style-name="P1"/>
      <text:p text:style-name="P1"><text:s text:c="12"/>return gender;</text:p>
      <text:p text:style-name="P1"><text:s text:c="12"/>// returns the value of the variable gender</text:p>
      <text:p text:style-name="P1"/>
      <text:p text:style-name="P1"/>
      <text:p text:style-name="P1"><text:s text:c="8"/>} while (!(gender == 'M' || gender == 'F'));// Conditon to run the loop again</text:p>
      <text:p text:style-name="P1"/>
      <text:p text:style-name="P1"/>
      <text:p text:style-name="P1">}</text:p>
      <text:p text:style-name="P1"/>
      <text:p text:style-name="P1"/>
      <text:p text:style-name="P1"/>
      <text:p text:style-name="P1"/>
      <text:p text:style-name="P1"><text:soft-page-break/></text:p>
      <text:p text:style-name="P1">/***</text:p>
      <text:p text:style-name="P1"><text:s text:c="12"/>The following function will generate the final output[i.e. the entire BAC chart] calling</text:p>
      <text:p text:style-name="P1"><text:s text:c="12"/>the computeBloodAlcoholConcentration(int numDrinks, int weight, int duration, double &amp;maleBAC, double &amp;femaleBAC) and impairment(double bac) function in it</text:p>
      <text:p text:style-name="P1">@param weight <text:s text:c="2"/>- Weight [in pounds] of the user</text:p>
      <text:p text:style-name="P1">@param duration - Time [in minutes] since the user had his/her last drink</text:p>
      <text:p text:style-name="P1">@param isMale <text:s text:c="2"/>- Particular value based on the gender of the user.[To be more exact- if male isMale = 1, otherwise, isMale = 0]</text:p>
      <text:p text:style-name="P1"/>
      <text:p text:style-name="P1">***/</text:p>
      <text:p text:style-name="P1"/>
      <text:p text:style-name="P1"/>
      <text:p text:style-name="P1">void showImpairmentChart(int weight, int duration, bool isMale)</text:p>
      <text:p text:style-name="P1">// Defining the showImpairmentChart function, which will generate the final output[i.e. the entire BAC chart]</text:p>
      <text:p text:style-name="P1">{</text:p>
      <text:p text:style-name="P1"><text:s text:c="4"/>int number_of_drinks;</text:p>
      <text:p text:style-name="P1"><text:s text:c="4"/>// Declearing an integer variable to store the number of drinks taken by the user under some time constraint</text:p>
      <text:p text:style-name="P1"/>
      <text:p text:style-name="P1"><text:s text:c="4"/>string gender;</text:p>
      <text:p text:style-name="P1"><text:s text:c="4"/>// Declearing a string variable to store the gender of the user in whole words with special output format</text:p>
      <text:p text:style-name="P1"/>
      <text:p text:style-name="P1"><text:s text:c="4"/>if( isMale == 1)</text:p>
      <text:p text:style-name="P1"><text:s text:c="4"/>// Checking whether the value of the variable isMale is '1' or not</text:p>
      <text:p text:style-name="P1"><text:s text:c="4"/>//If it's so then continues, or moves to other conditional statement.</text:p>
      <text:p text:style-name="P1"><text:s text:c="7"/>{</text:p>
      <text:p text:style-name="P1"><text:s text:c="7"/>gender = "male, ";</text:p>
      <text:p text:style-name="P1"><text:s text:c="7"/>// Initializing the string value of gender</text:p>
      <text:p text:style-name="P1"><text:s text:c="7"/>}</text:p>
      <text:p text:style-name="P1"><text:s text:c="4"/>else</text:p>
      <text:p text:style-name="P1"><text:s text:c="4"/>// If the previous 'if' statement fails, then the program runs through this statement.</text:p>
      <text:p text:style-name="P1"><text:s text:c="7"/>{</text:p>
      <text:p text:style-name="P1"><text:s text:c="7"/>gender = "female, ";</text:p>
      <text:p text:style-name="P1"><text:s text:c="7"/>// Initializing the string value of gender</text:p>
      <text:p text:style-name="P1"><text:s text:c="7"/>}</text:p>
      <text:p text:style-name="P1"/>
      <text:p text:style-name="P1"><text:s text:c="2"/>cout &lt;&lt; endl &lt;&lt; weight &lt;&lt; " pounds, " &lt;&lt; gender &lt;&lt; duration &lt;&lt; " minutes since last drink" &lt;&lt; endl;</text:p>
      <text:p text:style-name="P1"><text:s text:c="2"/>// Showing the weight, and the duration since the has user has taken his/her last drink as output</text:p>
      <text:p text:style-name="P1"/>
      <text:p text:style-name="P1"><text:s text:c="2"/>cout &lt;&lt; "# " &lt;&lt; "drinks" &lt;&lt; " <text:s text:c="3"/>BAC <text:s/>Status" &lt;&lt; endl;</text:p>
      <text:p text:style-name="P1"><text:s text:c="2"/>// Formatted Output to show the BAC status for different number of drinks under this line</text:p>
      <text:p text:style-name="P1"/>
      <text:p text:style-name="P1"><text:s text:c="2"/>for(number_of_drinks = 0; number_of_drinks &lt;= 11; number_of_drinks++)</text:p>
      <text:p text:style-name="P1"><text:s text:c="2"/>// Running a for loop to print the rest of the parts of the BAC [Blood Alcohol Concentration] Chart</text:p>
      <text:p text:style-name="P1"><text:s text:c="4"/>{</text:p>
      <text:p text:style-name="P1"><text:s text:c="7"/>double BAC_Final, maleBAC, femaleBAC;</text:p>
      <text:p text:style-name="P1"><text:soft-page-break/><text:s text:c="7"/>// Declearing three different double variable to store and generalize the BAC value particularly for males and females</text:p>
      <text:p text:style-name="P1"/>
      <text:p text:style-name="P1"><text:s text:c="4"/>computeBloodAlcoholConcentration(number_of_drinks, weight, duration, maleBAC, femaleBAC);</text:p>
      <text:p text:style-name="P1"><text:s text:c="4"/>//Calling the computeBloodAlcoholConcentration function to compute the and generalize the BAC value</text:p>
      <text:p text:style-name="P1"/>
      <text:p text:style-name="P1"><text:s text:c="8"/>if(isMale == 1)</text:p>
      <text:p text:style-name="P1"><text:s text:c="8"/>// Checking whether the value of the variable isMale is '1' or not</text:p>
      <text:p text:style-name="P1"><text:s text:c="7"/>//If it's so then continues, or moves to other conditional statement.</text:p>
      <text:p text:style-name="P1"><text:s text:c="8"/>{</text:p>
      <text:p text:style-name="P1"><text:s text:c="12"/>BAC_Final = maleBAC;</text:p>
      <text:p text:style-name="P1"><text:s text:c="12"/>// Initializing the value of the variable BAC_Final to maleBAC</text:p>
      <text:p text:style-name="P1"><text:s text:c="8"/>}</text:p>
      <text:p text:style-name="P1"><text:s text:c="8"/>else</text:p>
      <text:p text:style-name="P1"><text:s text:c="8"/>// If the previous 'if' statement fails, then the program runs through this statement.</text:p>
      <text:p text:style-name="P1"><text:s text:c="8"/>{</text:p>
      <text:p text:style-name="P1"><text:s text:c="12"/>BAC_Final = femaleBAC;</text:p>
      <text:p text:style-name="P1"><text:s text:c="12"/>// Initializing the value of the variable BAC_Final to femaleBAC</text:p>
      <text:p text:style-name="P1"><text:s text:c="8"/>}</text:p>
      <text:p text:style-name="P1"/>
      <text:p text:style-name="P1"><text:s text:c="4"/>cout &lt;&lt; setw(8) &lt;&lt; number_of_drinks &lt;&lt; " <text:s/>" &lt;&lt; fixed &lt;&lt; setprecision(3) &lt;&lt; BAC_Final <text:s/>&lt;&lt; " <text:s/>" &lt;&lt; impairment(BAC_Final) &lt;&lt; endl;</text:p>
      <text:p text:style-name="P1"><text:s text:c="4"/>// Finally, Formatted Output to show the number of drinks and the BAC status for those different number of drinks on the same line.</text:p>
      <text:p text:style-name="P1"><text:s text:c="4"/>}</text:p>
      <text:p text:style-name="P1"/>
      <text:p text:style-name="P1">}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3:02:09.276513368</meta:creation-date>
    <dc:date>2016-02-16T23:04:29.388802271</dc:date>
    <meta:editing-duration>P0D</meta:editing-duration>
    <meta:editing-cycles>1</meta:editing-cycles>
    <meta:document-statistic meta:table-count="0" meta:image-count="0" meta:object-count="0" meta:page-count="9" meta:paragraph-count="300" meta:word-count="2617" meta:character-count="17851" meta:non-whitespace-character-count="14056"/>
    <meta:generator>LibreOffice/4.2.8.2$Linux_X86_64 LibreOffice_project/420m0$Build-2</meta:generator>
  </office:meta>
</office:document-meta>
</file>